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4" style:family="paragraph" style:parent-style-name="Text_20_body">
      <style:text-properties fo:font-size="6pt" style:font-size-asian="6pt" style:font-size-complex="6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0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1" style:family="text">
      <style:text-properties fo:language="en" fo:country="US" style:font-name-complex="Symbo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fo:language="ru" fo:country="RU"/>
    </style:style>
    <style:style style:name="T18" style:family="text">
      <style:text-properties style:font-name-complex="Arial"/>
    </style:style>
    <style:style style:name="T19" style:family="text">
      <style:text-properties style:text-position="0% 100%" fo:language="en" fo:country="US" fo:font-style="italic" style:font-style-asian="italic" style:font-style-complex="italic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background-color="transparen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10pt" fo:language="en" fo:country="US" style:text-underline-style="none" fo:font-weight="bold" style:font-size-asian="10pt" style:font-name-complex="Arial"/>
    </style:style>
    <style:style style:name="T25" style:family="text">
      <style:text-properties fo:font-size="10pt" fo:language="en" fo:country="US" style:font-size-asian="10pt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0" style:family="text">
      <style:text-properties fo:font-size="10pt" style:font-size-asian="10pt" style:font-name-complex="Arial"/>
    </style:style>
    <style:style style:name="T31" style:family="text">
      <style:text-properties fo:color="#222222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2">AT2331 Emergency Alarm Dosimeter</text:span><text:span text:style-name="T24"><text:tab/></text:span><text:span text:style-name="T25">Date of calibration: </text:span><text:span text:style-name="T26">$date</text:span><text:span text:style-name="T29">.</text:span></text:p>
      <text:p text:style-name="P6"/>
      <text:p text:style-name="P3"><text:span text:style-name="T25">SN</text:span><text:span text:style-name="T30">: </text:span><text:span text:style-name="T27">$serial</text:span></text:p>
      <text:p text:style-name="P7"/>
      <text:p text:style-name="P9"><text:span text:style-name="T25">Type: </text:span><text:span text:style-name="T28">BDKG-25</text:span></text:p>
      <text:p text:style-name="P7"/>
      <text:p text:style-name="P4">Measurement limits: <text:span text:style-name="T21">BDKG-25: γ </text:span><text:span text:style-name="T3">0.1 µGy/h – 1.0 Gy/h;</text:span></text:p>
      <text:p text:style-name="P8"/>
      <text:p text:style-name="P4">Measurement error: <text:span text:style-name="T21">BDKG-25: ±30%</text:span></text:p>
      <text:p text:style-name="P12"/>
      <text:p text:style-name="P4">Operating conditions: </text:p>
      <text:p text:style-name="P35"><text:span text:style-name="T9">- Air temperature<text:tab/></text:span><text:span text:style-name="T18"><text:tab/><text:tab/><text:tab/><text:tab/>+</text:span><text:span text:style-name="T9">$temp</text:span><text:span text:style-name="T18"> °</text:span><text:span text:style-name="T9">C</text:span></text:p>
      <text:p text:style-name="P35"><text:span text:style-name="T9">- Atmospheric pressure<text:tab/></text:span><text:span text:style-name="T9"><text:tab/><text:tab/><text:tab/>98,5 kPa</text:span></text:p>
      <text:p text:style-name="P35"><text:span text:style-name="T9">- Relative humidity<text:tab/><text:tab/></text:span><text:span text:style-name="T9"><text:tab/><text:tab/>$vlag %</text:span></text:p>
      <text:p text:style-name="P36">- Gamma radiation background<text:tab/><text:tab/><text:tab/>$bground <text:s/>nSv/h</text:p>
      <text:p text:style-name="Standard"><text:span text:style-name="Знак_20_примечания"><text:span text:style-name="T4"/></text:span></text:p>
      <text:p text:style-name="P13">Calibration means:</text:p>
      <text:p text:style-name="P38">- $eng_facility_110$;</text:p>
      <text:p text:style-name="P37">- $eng_facility_130$;</text:p>
      <text:list xml:id="list2966146803557863627" text:style-name="L1">
        <text:list-header>
          <text:p text:style-name="P40"/>
        </text:list-header>
      </text:list>
      <text:p text:style-name="P10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7">BDKG-25 (</text:span><text:span text:style-name="T11">γ</text:span><text:span text:style-name="T7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0"><text:span text:style-name="T31">Absorbed dose rate</text:span> at check point <text:span text:style-name="T12">Ḋ</text:span><text:span text:style-name="T14">oi</text:span></text:p>
          </table:table-cell>
          <table:table-cell table:style-name="t1.B2" table:number-rows-spanned="3" office:value-type="string">
            <text:p text:style-name="P24">Radia-tion source <text:s/>number</text:p>
          </table:table-cell>
          <table:table-cell table:style-name="t1.B2" table:number-rows-spanned="3" office:value-type="string">
            <text:p text:style-name="P21">Distan-ce to source, </text:p>
            <text:p text:style-name="P22">R, сm</text:p>
          </table:table-cell>
          <table:table-cell table:style-name="t1.B2" table:number-columns-spanned="5" office:value-type="string">
            <text:p text:style-name="P27"><text:span text:style-name="T31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2">Relative <text:s/>measure-ment</text:span> error</text:p>
            <text:p text:style-name="P21"><text:span text:style-name="T12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3">Δ</text:span><text:span text:style-name="T14">i</text:span>, % during calibration</text:p>
          </table:table-cell>
          <table:table-cell table:style-name="t1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7">Back-ground</text:span>, <text:span text:style-name="T12">n</text:span><text:span text:style-name="T8">Gy</text:span><text:span text:style-name="T12">/h</text:span></text:p>
          </table:table-cell>
          <table:table-cell table:style-name="t1.D3" table:number-columns-spanned="3" office:value-type="string">
            <text:p text:style-name="P26"><text:span text:style-name="T7">Measured value</text:span> <text:span text:style-name="T8">Ḋ</text:span><text:span text:style-name="T16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7">Average value</text:span>, <text:span text:style-name="T8">D</text:span><text:span text:style-name="T16">av</text:span><text:span text:style-name="T14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0">D</text:span><text:span text:style-name="T13">1</text:span></text:p>
          </table:table-cell>
          <table:table-cell table:style-name="t1.D3" office:value-type="string">
            <text:p text:style-name="P32"><text:span text:style-name="T19">D</text:span><text:span text:style-name="T13">2</text:span></text:p>
          </table:table-cell>
          <table:table-cell table:style-name="t1.D3" office:value-type="string">
            <text:p text:style-name="P32"><text:span text:style-name="T19">D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<text:span text:style-name="T10">µGy</text:span>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7" office:value-type="string">
            <text:p text:style-name="P19">±30</text:p>
          </table:table-cell>
        </table:table-row>
        <table:table-row>
          <table:table-cell table:style-name="t1.A5" office:value-type="string">
            <text:p text:style-name="P19">7 <text:span text:style-name="T10">µGy</text:span>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9">70 <text:span text:style-name="T10">µGy</text:span>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9">0,7 m<text:span text:style-name="T10">Gy</text:span>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9">7,0 m<text:span text:style-name="T10">Gy</text:span>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9">70 m<text:span text:style-name="T10">Gy</text:span>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11" office:value-type="string">
            <text:p text:style-name="P19"><text:span text:style-name="T17">0,7</text:span> <text:span text:style-name="T10">Gy</text:span>/h</text:p>
          </table:table-cell>
          <table:table-cell table:style-name="t1.B11" office:value-type="string">
            <text:p text:style-name="P11">$1-36</text:p>
          </table:table-cell>
          <table:table-cell table:style-name="t1.B11" office:value-type="string">
            <text:p text:style-name="P11">$1-46</text:p>
          </table:table-cell>
          <table:table-cell table:style-name="t1.B11" office:value-type="string">
            <text:p text:style-name="P11">$1-56</text:p>
          </table:table-cell>
          <table:table-cell table:style-name="t1.B11" office:value-type="string">
            <text:p text:style-name="P11">$1-66</text:p>
          </table:table-cell>
          <table:table-cell table:style-name="t1.B11" office:value-type="string">
            <text:p text:style-name="P11">$1-76</text:p>
          </table:table-cell>
          <table:table-cell table:style-name="t1.B11" office:value-type="string">
            <text:p text:style-name="P11">$1-86</text:p>
          </table:table-cell>
          <table:table-cell table:style-name="t1.B11" office:value-type="string">
            <text:p text:style-name="P11">$1-06</text:p>
          </table:table-cell>
          <table:table-cell table:style-name="t1.B11" office:value-type="string">
            <text:p text:style-name="P11">$1-16</text:p>
          </table:table-cell>
          <table:table-cell table:style-name="t1.B11" office:value-type="string">
            <text:p text:style-name="P11">$1-26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6:49.66</dc:date>
    <meta:print-date>2019-04-03T15:18:00</meta:print-date>
    <meta:editing-cycles>159</meta:editing-cycles>
    <meta:editing-duration>PT14H24M48S</meta:editing-duration>
    <meta:generator>OpenOffice/4.1.6$Win32 OpenOffice.org_project/416m1$Build-9790</meta:generator>
    <meta:document-statistic meta:table-count="2" meta:image-count="1" meta:object-count="0" meta:page-count="1" meta:paragraph-count="114" meta:word-count="211" meta:character-count="1378"/>
  </office:meta>
</office:document-meta>
</file>